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11cm"/>
    </style:style>
    <style:style style:name="gr2" style:family="graphic" style:parent-style-name="standard">
      <style:graphic-properties svg:stroke-color="#000000" draw:fill-color="#ff950e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75cm"/>
    </style:style>
    <style:style style:name="gr5" style:family="graphic" style:parent-style-name="standard">
      <style:graphic-properties draw:fill-color="#ffffff" draw:opacity="0%" draw:textarea-horizontal-align="justify" draw:textarea-vertical-align="middle" draw:auto-grow-height="false" draw:shadow-opacity="0%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136cm" svg:height="1.661cm" svg:x="1.809cm" svg:y="1.493cm">
          <draw:text-box>
            <text:p text:style-name="P1"><text:span text:style-name="T1">Amount: <text:s text:c="2"/>43</text:span></text:p>
          </draw:text-box>
        </draw:frame>
        <draw:custom-shape draw:style-name="gr2" draw:text-style-name="P4" draw:layer="layout" svg:width="1.559cm" svg:height="1.287cm" svg:x="6.863cm" svg:y="4.109cm">
          <text:p text:style-name="P3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558cm" svg:height="1.287cm" svg:x="9.476cm" svg:y="4.11cm">
          <text:p text:style-name="P3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559cm" svg:height="1.288cm" svg:x="12.088cm" svg:y="4.11cm">
          <text:p text:style-name="P3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558cm" svg:height="1.287cm" svg:x="14.701cm" svg:y="4.111cm">
          <text:p text:style-name="P3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559cm" svg:height="1.287cm" svg:x="17.392cm" svg:y="4.112cm">
          <text:p text:style-name="P3"><text:span text:style-name="T2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9.136cm" svg:height="2cm" svg:x="1.709cm" svg:y="3.993cm">
          <draw:text-box>
            <text:p text:style-name="P1"><text:span text:style-name="T1">Coins <text:s text:c="3"/>:</text:span></text:p>
          </draw:text-box>
        </draw:frame>
        <draw:custom-shape draw:style-name="gr5" draw:text-style-name="P4" draw:layer="layout" svg:width="2.294cm" svg:height="2.152cm" svg:x="11.631cm" svg:y="7.444cm">
          <text:p text:style-name="P3"><text:span text:style-name="T2">4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.08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9T13:18:45.677373601</meta:creation-date>
    <dc:date>2016-05-09T13:24:16.555798955</dc:date>
    <dc:creator>elucterio </dc:creator>
    <meta:editing-duration>PT1M59S</meta:editing-duration>
    <meta:editing-cycles>3</meta:editing-cycles>
    <meta:generator>LibreOffice/4.2.8.2$Linux_X86_64 LibreOffice_project/420m0$Build-2</meta:generator>
    <meta:document-statistic meta:object-count="8"/>
  </office:meta>
</office:document-meta>
</file>